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62cm" style:rel-width="98%" table:align="center"/>
    </style:style>
    <style:style style:name="Tableau1.A" style:family="table-column">
      <style:table-column-properties style:column-width="16.662cm" style:rel-column-width="64221*"/>
    </style:style>
    <style:style style:name="Tableau1.A1" style:family="table-cell">
      <style:table-cell-properties style:vertical-align="middle" fo:padding="0.106cm" fo:border="none"/>
    </style:style>
    <style:style style:name="Tableau2" style:family="table">
      <style:table-properties style:width="16.662cm" style:rel-width="98%" table:align="center"/>
    </style:style>
    <style:style style:name="Tableau2.A" style:family="table-column">
      <style:table-column-properties style:column-width="16.662cm" style:rel-column-width="64221*"/>
    </style:style>
    <style:style style:name="Tableau2.1" style:family="table-row">
      <style:table-row-properties style:min-row-height="6.562cm"/>
    </style:style>
    <style:style style:name="Tableau2.A1" style:family="table-cell">
      <style:table-cell-properties style:vertical-align="middle" fo:padding="0.106cm" fo:border="none"/>
    </style:style>
    <style:style style:name="Tableau3" style:family="table">
      <style:table-properties style:width="16.662cm" style:rel-width="98%" table:align="center"/>
    </style:style>
    <style:style style:name="Tableau3.A" style:family="table-column">
      <style:table-column-properties style:column-width="16.662cm" style:rel-column-width="64222*"/>
    </style:style>
    <style:style style:name="Tableau3.A1" style:family="table-cell">
      <style:table-cell-properties style:vertical-align="middle" fo:padding="0.106cm" fo:border="none"/>
    </style:style>
    <style:style style:name="Tableau4" style:family="table">
      <style:table-properties style:width="16.662cm" style:rel-width="98%" table:align="center"/>
    </style:style>
    <style:style style:name="Tableau4.A" style:family="table-column">
      <style:table-column-properties style:column-width="16.662cm" style:rel-column-width="64221*"/>
    </style:style>
    <style:style style:name="Tableau4.A1" style:family="table-cell">
      <style:table-cell-properties style:vertical-align="middle" fo:padding="0.106cm" fo:border="none"/>
    </style:style>
    <style:style style:name="P1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6">
      <style:text-properties fo:font-weight="bold"/>
    </style:style>
    <style:style style:name="P11" style:family="paragraph" style:parent-style-name="Text_20_body" style:list-style-name="L9">
      <style:text-properties fo:font-weight="bold"/>
    </style:style>
    <style:style style:name="P12" style:family="paragraph" style:parent-style-name="Text_20_body" style:list-style-name="L10">
      <style:text-properties fo:font-weight="bold"/>
    </style:style>
    <style:style style:name="P13" style:family="paragraph" style:parent-style-name="Text_20_body" style:list-style-name="L12">
      <style:text-properties fo:font-weight="bold"/>
    </style:style>
    <style:style style:name="P14" style:family="paragraph" style:parent-style-name="Text_20_body" style:list-style-name="L14">
      <style:text-properties fo:font-weight="bold"/>
    </style:style>
    <style:style style:name="P15" style:family="paragraph" style:parent-style-name="Text_20_body" style:list-style-name="L15">
      <style:text-properties fo:font-weight="bold"/>
    </style:style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11"/>
    <style:style style:name="P19" style:family="paragraph" style:parent-style-name="Text_20_body" style:list-style-name="L13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3">
      <style:paragraph-properties fo:margin-top="0cm" fo:margin-bottom="0cm"/>
    </style:style>
    <style:style style:name="P29" style:family="paragraph" style:parent-style-name="Text_20_body" style:list-style-name="L6">
      <style:paragraph-properties fo:margin-top="0cm" fo:margin-bottom="0cm"/>
    </style:style>
    <style:style style:name="P30" style:family="paragraph" style:parent-style-name="Text_20_body" style:list-style-name="L21">
      <style:paragraph-properties fo:margin-top="0cm" fo:margin-bottom="0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color="#0000ff"/>
    </style:style>
    <style:style style:name="T4" style:family="text">
      <style:text-properties fo:color="#008000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t1" text:anchor-type="page" text:anchor-page-number="1" svg:x="0cm" svg:y="0cm" svg:width="8.89cm" svg:height="7.408cm" draw:z-index="0">
        <draw:floating-frame draw:frame-name="aswift_1"/>
      </draw:frame>
      <text:section text:style-name="Sect1" text:name="contenu">
        <text:section text:style-name="Sect1" text:name="news">
          <text:h text:style-name="Heading_20_1" text:outline-level="1">Les Formules Ogamiennes</text:h>
          <text:p text:style-name="Text_20_body"/>
          <text:p text:style-name="Text_20_body"/>
          <text:p text:style-name="Text_20_body"/>
          <text:p text:style-name="Text_20_body"/>
          <text:p text:style-name="Text_20_body"/>
          <text:p text:style-name="Text_20_body"/>
          <text:p text:style-name="Text_20_body"/>
          <text:p text:style-name="Text_20_body">Les formules mathématiques régissent totalement Ogame. Calculez la production de vos mines, les temps de recherche et de construction, les couts des batiments etc.</text:p>
          <text:p text:style-name="P1"><text:bookmark text:name="aswift_1_anchor"/><text:line-break/><text:span text:style-name="Strong_20_Emphasis">Productions par heure</text:span></text:p>
          <text:list xml:id="list7014095910493529322" text:style-name="L1">
            <text:list-item>
              <text:p text:style-name="P4">Mine de métal :<text:line-break/>=&gt; Production = <text:span text:style-name="T1">30 * niveau * 1,1^niveau</text:span></text:p>
            </text:list-item>
            <text:list-item>
              <text:p text:style-name="P4">Mine de cristal :<text:line-break/>=&gt; Production = <text:span text:style-name="T1">20 * niveau * 1,1^niveau</text:span></text:p>
            </text:list-item>
            <text:list-item>
              <text:p text:style-name="P4">Synthétiseur de deutérium :<text:line-break/>=&gt; Production = <text:span text:style-name="T1">10 * niveau * 1,1^niveau* (-0,002 * TempératureMax + 1,28 )</text:span></text:p>
            </text:list-item>
            <text:list-item>
              <text:p text:style-name="P4">Centrale électrique solaire :<text:line-break/>=&gt; Production = <text:span text:style-name="T1">20 * niveau * 1,1^niveau</text:span></text:p>
            </text:list-item>
            <text:list-item>
              <text:p text:style-name="P4">Centrale électrique de fusion :<text:line-break/>=&gt; Production = <text:line-break/><text:span text:style-name="Strong_20_Emphasis">30 * niveau de la Centrale de Fusion* (1,05 + niveau de la technologie Energie * 0,01) ^ Niveau de la Centrale de Fusion</text:span></text:p>
            </text:list-item>
          </text:list>
          <text:p text:style-name="Text_20_body"><text:line-break/><text:span text:style-name="Strong_20_Emphasis">Consommations</text:span></text:p>
          <text:list xml:id="list4523647331965872506" text:style-name="L2">
            <text:list-item>
              <text:p text:style-name="P5">Mine de métal :<text:line-break/>=&gt; énergie nécessaire = <text:span text:style-name="T1">10 * niveau * 1,1^niveau</text:span></text:p>
            </text:list-item>
            <text:list-item>
              <text:p text:style-name="P5">Mine de cristal :<text:line-break/>=&gt; énergie nécessaire = <text:span text:style-name="T1">10 * niveau * 1,1^niveau</text:span></text:p>
            </text:list-item>
            <text:list-item>
              <text:p text:style-name="P5">Synthétiseur de deutérium :<text:line-break/>=&gt; énergie nécessaire = <text:span text:style-name="T1">20 * niveau * 1,1^niveau</text:span></text:p>
            </text:list-item>
            <text:list-item>
              <text:p text:style-name="P5">Centrale électrique de fusion :<text:line-break/>=&gt; Consommation de deutérium = <text:span text:style-name="T1">10 * niveau * 1,1^niveau</text:span> </text:p>
            </text:list-item>
          </text:list>
          <text:p text:style-name="Text_20_body"><text:line-break/><text:line-break/><text:span text:style-name="Strong_20_Emphasis">Capacités des hangars de stockage</text:span></text:p>
          <text:list xml:id="list7721690377746679586" text:style-name="L3">
            <text:list-item>
              <text:p text:style-name="P28">capacité de base : <text:span text:style-name="T1">100k</text:span> (c'est le niveau 0, lorsqu'il n'y a pas de hangars)</text:p>
            </text:list-item>
            <text:list-item>
              <text:p text:style-name="P6">niveaux suivants : <text:span text:style-name="T1">100k + 50k * arrondi inférieur(1,6^niveau)</text:span></text:p>
            </text:list-item>
          </text:list>
          <text:p text:style-name="Text_20_body"><text:line-break/><text:soft-page-break/><text:span text:style-name="Strong_20_Emphasis">Production des satellites solaires</text:span></text:p>
          <text:list xml:id="list1190564979367076860" text:style-name="L4">
            <text:list-item>
              <text:p text:style-name="P7"><text:span text:style-name="T1">arrondi inférieur [ (TempératureMax / 4) + 20 ]</text:span> (avec un maximum de 50 ou 51 d'énergie par satellite)</text:p>
            </text:list-item>
          </text:list>
          <table:table table:name="Tableau1" table:style-name="Tableau1">
            <table:table-column table:style-name="Tableau1.A"/>
            <table:table-row>
              <table:table-cell table:style-name="Tableau1.A1" office:value-type="string">
                <text:p text:style-name="P3">Planètes 1/2/3 : température max autour de 120-125° (satellite solaire produisant 50 ou 51)<text:line-break/>Planètes 4/5/6 : température max autour de 65° (satellite solaire produisant 35)<text:line-break/>Planètes 7/8/9 : température max autour de 35° (satellite solaire produisant 28-30)<text:line-break/>Planètes 10/11/12 : température max autour de 15° (satellite solaire produisant 23-25)<text:line-break/>Planètes 13/14/15 : température max autour de -40° (satellite solaire produisant très très peu)<text:line-break/><text:line-break/>Chaque planète de chaque groupe a une température réelle qui est située aléatoirement à quelques degrés de la température théorique. On peut avoir une planète 8 à 40° par exemple.</text:p>
              </table:table-cell>
            </table:table-row>
          </table:table>
          <text:list xml:id="list20634769" text:continue-numbering="true" text:style-name="L4">
            <text:list-item>
              <text:p text:style-name="P7"/>
            </text:list-item>
          </text:list>
          <text:p text:style-name="Text_20_body"><text:line-break/><text:span text:style-name="Strong_20_Emphasis">Champ de ruines</text:span></text:p>
          <text:list xml:id="list5958124217944031002" text:style-name="L5">
            <text:list-item>
              <text:p text:style-name="P8"><text:span text:style-name="T1">30% du métal et cristal constituant les vaisseaux détruits lors de la bataille</text:span>.</text:p>
            </text:list-item>
          </text:list>
          <text:p text:style-name="Text_20_body"><text:line-break/><text:span text:style-name="Strong_20_Emphasis">Taille moyenne des planètes</text:span></text:p>
          <text:list xml:id="list9165974234114243868" text:style-name="L6">
            <text:list-item>
              <text:p text:style-name="P29">Elle est déterminée plus ou moins aléatoirement de la manière suivante.</text:p>
            </text:list-item>
            <text:list-item>
              <text:p text:style-name="P9">Attention : <text:span text:style-name="T1">Entre la limite inférieure et la limite supérieure se trouvent seulement 80% des valeurs</text:span>. Le reste se place en dehors de ces valeurs.<text:line-break/>Cela signifie qu'il y a 80% de chances de trouver une planète comprise entre ces 2 limites, et donc <text:span text:style-name="T1">ça fait 20% de chances de trouver soit plus petit, soit plus grand !</text:span></text:p>
            </text:list-item>
          </text:list>
          <table:table table:name="Tableau2" table:style-name="Tableau2">
            <table:table-column table:style-name="Tableau2.A"/>
            <table:table-row table:style-name="Tableau2.1">
              <table:table-cell table:style-name="Tableau2.A1" office:value-type="string">
                <text:p text:style-name="P3">Position-------Taille moyenne-----Limite inférieure--------Limite supérieure<text:line-break/>1 à 3 ---------- 55 ------- 45 ------ 80% --------- 70<text:line-break/>4 à 6 --------- 215 ------ 120 ----- 80% --------- 310<text:line-break/>7 à 9 ----------150-------105 ------80%--------- 195<text:line-break/>10 à 12 -------100--------75 -------80%--------- 125<text:line-break/>13 à 15 -------125--------60 -------80%--------- 190</text:p>
              </table:table-cell>
            </table:table-row>
          </table:table>
          <text:list xml:id="list20626029" text:continue-numbering="true" text:style-name="L6">
            <text:list-header>
              <text:p text:style-name="P29"/>
            </text:list-header>
            <text:list-item>
              <text:p text:style-name="P29">Coloniser les planètes 4-5-6 augmente donc la chance d'avoir une grosse planète.</text:p>
            </text:list-item>
            <text:list-item>
              <text:p text:style-name="P10">Ce tableau n'exclut pas qu'une planète de 30 cases puisse être trouvée en position 4, ou une 215 cases en position 15 !</text:p>
            </text:list-item>
          </text:list>
          <text:p text:style-name="Text_20_body"><text:line-break/><text:span text:style-name="Strong_20_Emphasis">Coûts de l'amélioration des bâtiments et recherches par niveau</text:span><text:line-break/><text:line-break/>Chaque formule donne le prix du bâtiment en question en fonction du niveau demandé.</text:p>
          <text:list xml:id="list4918324945047476444" text:style-name="L7">
            <text:list-item>
              <text:p text:style-name="P16">Mine de métal : <text:span text:style-name="T1">60 * 1,5^(niveau-1) métal</text:span> et <text:span text:style-name="T1">15 * 1,5^(niveau-1) cristal</text:span></text:p>
            </text:list-item>
            <text:list-item>
              <text:p text:style-name="P16">Mine de cristal : <text:span text:style-name="T1">48 * 1,6^(niveau-1) métal</text:span> et <text:span text:style-name="T1">24 * 1,6^(niveau-1) cristal</text:span></text:p>
            </text:list-item>
            <text:list-item>
              <text:p text:style-name="P16">Synthétiseur de deutérium : <text:span text:style-name="T1">225*1,5^(niveau-1) métal</text:span> et <text:span text:style-name="T1">75 * 1,5^(niveau-1) cristal</text:span></text:p>
            </text:list-item>
            <text:list-item>
              <text:p text:style-name="P16"><text:soft-page-break/>Centrale électrique solaire : <text:span text:style-name="T1">75 * 1,5^(niveau-1) métal</text:span> et <text:span text:style-name="T1">30 * 1,5^(niveau-1) cristal</text:span></text:p>
            </text:list-item>
            <text:list-item>
              <text:p text:style-name="P16">Centrale électrique de fusion : <text:span text:style-name="T1">900 * 1,8^(niveau-1) métal</text:span> et <text:span text:style-name="T1">360 * 1,8^(niveau-1) cristal</text:span> et <text:span text:style-name="T1">180 * 1,8^(niveau-1) deutérium</text:span><text:line-break/></text:p>
            </text:list-item>
            <text:list-item>
              <text:p text:style-name="P16">Technologie graviton : <text:span text:style-name="T1">*3 par niveau</text:span> (niveau 1 : 300K d'énergie, sachant qu'il est inutile actuellement de passer au niveaux supérieurs)<text:line-break/></text:p>
            </text:list-item>
            <text:list-item>
              <text:p text:style-name="P16">Tous les autres recherches et bâtiments : <text:span text:style-name="T1">*2^(niveau-1)</text:span></text:p>
            </text:list-item>
          </text:list>
          <text:p text:style-name="Text_20_body"><text:line-break/><text:span text:style-name="Strong_20_Emphasis">Coûts cumulés d'un bâtiment en fonction du niveau souhaité</text:span></text:p>
          <text:list xml:id="list3687780194659385580" text:style-name="L8">
            <text:list-item>
              <text:p text:style-name="P17">Mine de métal : <text:span text:style-name="T1">60 * (1 - 1,5^niveau) / (-0,5) métal</text:span> et <text:span text:style-name="T1">15 * (1 - 1,5^niveau) / ( - 0,5) cristal</text:span></text:p>
            </text:list-item>
            <text:list-item>
              <text:p text:style-name="P17">Mine de cristal : <text:span text:style-name="T1">48 * (1 - 1,6^niveau) / (-0,6) métal</text:span> et <text:span text:style-name="T1">24 * (1 - 1,6^niveau) / (-0,6) cristal</text:span></text:p>
            </text:list-item>
            <text:list-item>
              <text:p text:style-name="P17">Synthétiseur de deutérium : <text:span text:style-name="T1">225 * (1 - 1,5^niveau) / (-0,5) métal</text:span> et <text:span text:style-name="T1">75 * (1 - 1,5^niveau) / (-0,5) cristal</text:span></text:p>
            </text:list-item>
            <text:list-item>
              <text:p text:style-name="P17">Centrale électrique solaire : <text:span text:style-name="T1">75 * (1 - 1,5^niveau) / (-0,5) métal</text:span> et <text:span text:style-name="T1">30 * (1 - 1,5^niveau) / (-0,5) cristal</text:span></text:p>
            </text:list-item>
            <text:list-item>
              <text:p text:style-name="P17">Centrale électrique de fusion : <text:span text:style-name="T1">900 * (1 - 1,8^niveau) / ( -0,8 ) métal</text:span> et <text:span text:style-name="T1">360 * (1 - 1,8^niveau) / ( -0,8 ) cristal</text:span></text:p>
            </text:list-item>
            <text:list-item>
              <text:p text:style-name="P17">Pour tous les autres bâtiments : <text:span text:style-name="T1">(coûts niveau 1) * - (1 - 2^niveau)</text:span></text:p>
            </text:list-item>
          </text:list>
          <text:p text:style-name="P2">Exemple 1 : je n'ai pas de centrale de fusion, et il m'en faut une niveau 6. Combien dois-je fournir de ressources au total ?<text:line-break/>Donc la réponse de l'exemple est : 900 * (1 - 1,8^6) / (-0,8 ) métal et 360 * (1 - 1,8^6) / ( -0,8 ) cristal. Soit 37.138 métal et 14.855 cristal<text:line-break/><text:line-break/>Exemple 2 : </text:p>
          <table:table table:name="Tableau3" table:style-name="Tableau3">
            <table:table-column table:style-name="Tableau3.A"/>
            <table:table-row>
              <table:table-cell table:style-name="Tableau3.A1" office:value-type="string">
                <text:p text:style-name="P3">j'ai déjà un bâtiment de niveau 6, je veux savoir combien coûtera l'upgrade jusqu'au niveau 9.<text:line-break/>Réponse : il suffit de faire : <text:span text:style-name="T1">(coûts cumulés jusqu'au niveau souhaité) - (coûts cumulés du niveau actuel)</text:span><text:line-break/>En fait, la partie avant le <text:span text:style-name="T1">-</text:span> correspond à ce qu'il faut payer pour aller du niveau 1 à X (ici 9), et la partie après le <text:span text:style-name="T1">-</text:span> correspond à ce que tu as déjà payé quand tu es au niveau Y (ici 6), sachant que Y &lt; X.</text:p>
              </table:table-cell>
            </table:table-row>
          </table:table>
          <text:p text:style-name="Text_20_body"><text:line-break/><text:line-break/><text:line-break/><text:span text:style-name="Strong_20_Emphasis">Temps de construction des bâtiments</text:span></text:p>
          <text:list xml:id="list3027043450470378746" text:style-name="L9">
            <text:list-item>
              <text:p text:style-name="P11">[ (cristal + métal) / 5.000 ] * [ 2 / (1 + niveau Usine de Robot) ] * 0,5^niveau Nanites</text:p>
            </text:list-item>
          </text:list>
          <text:p text:style-name="Text_20_body">Comme on peut le voir, l'usine de nanites divise par 2 les temps de construction des bâtiments, vaisseaux et défenses, et ce à chaque niveau.<text:line-break/><text:line-break/><text:line-break/><text:span text:style-name="Strong_20_Emphasis">Temps de construction des vaisseaux et défenses</text:span></text:p>
          <text:list xml:id="list621528902070560087" text:style-name="L10">
            <text:list-item>
              <text:p text:style-name="P12">[ (cristal + métal) / 5.000 ] * [ 2 / (1 + niveau Chantier Spatial) ] * 0,5^niveau Nanites</text:p>
            </text:list-item>
          </text:list>
          <text:p text:style-name="Text_20_body"><text:line-break/><text:soft-page-break/><text:span text:style-name="Strong_20_Emphasis">Temps de recherche</text:span></text:p>
          <text:list xml:id="list1536061031997016804" text:style-name="L11">
            <text:list-item>
              <text:p text:style-name="P18"><text:span text:style-name="T1">(métal + cristal) / (1000 * (1 + niveau labo + n meilleurs niveaux des labos autres que le labo de la planète effectuant la recherche))</text:span><text:line-break/>Où n est le niveau du Réseau de recherche intergalactique et niveau labo est le niveau du laboratoire ou vous effectuez la recherche.</text:p>
            </text:list-item>
          </text:list>
          <text:p text:style-name="Text_20_body"><text:line-break/><text:span text:style-name="Strong_20_Emphasis">Nombre maximal de cases d'une lune</text:span></text:p>
          <text:list xml:id="list5418291340274314500" text:style-name="L12">
            <text:list-item>
              <text:p text:style-name="P13">( ( Diamètre de la Lune ) / 1.000 ) ²</text:p>
            </text:list-item>
          </text:list>
          <text:p text:style-name="Text_20_body"><text:line-break/>Le diamètre de la lune aparait dans le menu "Galaxie" sous le symbole <text:span text:style-name="T1">S</text:span>, <text:span text:style-name="T1">T</text:span> étant la températeure minimale de la lune.<text:line-break/><text:line-break/>Par exemple :<text:line-break/>Une lune a un diamètre de 8774 km.<text:line-break/>8774 / 1000 = 8.774<text:line-break/>8.774² = 76.98 environ.<text:line-break/><text:line-break/>On arrondit à l'unité inférieure. Cette lune fera donc 76 cases au maximum.<text:line-break/><text:line-break/><text:line-break/><text:span text:style-name="Strong_20_Emphasis">Attaque de lune avec une (des) Etoile(s) de la mort</text:span></text:p>
          <text:list xml:id="list2121987721449235141" text:style-name="L13">
            <text:list-item>
              <text:p text:style-name="P19">Le pourcentage de chance de destruction de la lune est :<text:line-break/><text:span text:style-name="T1">( 100 - Racine(taille de la lune) ) * Racine(nombre d'EDLM attaquantes)</text:span></text:p>
            </text:list-item>
            <text:list-item>
              <text:p text:style-name="P19">Le pourcentage de chance de destruction de l'EDLM est :<text:line-break/><text:span text:style-name="T1">Racine(Taille de la Lune) / 2</text:span></text:p>
            </text:list-item>
          </text:list>
          <text:p text:style-name="Text_20_body"><text:line-break/><text:span text:style-name="Strong_20_Emphasis">Portée des phalanges de capteur</text:span></text:p>
          <text:list xml:id="list7026083633203587906" text:style-name="L14">
            <text:list-item>
              <text:p text:style-name="P14">(niveau de la phalange de capteur)² - 1</text:p>
            </text:list-item>
          </text:list>
          <text:p text:style-name="Text_20_body"><text:line-break/><text:span text:style-name="Strong_20_Emphasis">Portée des missiles interplanétaires</text:span></text:p>
          <text:list xml:id="list5649951219557641848" text:style-name="L15">
            <text:list-item>
              <text:p text:style-name="P15">(2 * niveau Réacteur à Impulsion) - 1</text:p>
            </text:list-item>
          </text:list>
          <text:p text:style-name="Text_20_body"><text:line-break/><text:line-break/><text:span text:style-name="Strong_20_Emphasis">Vitesse des missiles interplanétaires</text:span></text:p>
          <text:list xml:id="list2600998058394698592" text:style-name="L16">
            <text:list-item>
              <text:p text:style-name="P20">Ils mettent 30 secondes pour frapper dans le même système solaire que celui d'où ils sont lancés et il mettent 1 minutes de plus par sytème.<text:line-break/>MI en 1 : 200 : XX pour frapper en 1 : 210 : XX ils mettront :<text:line-break/>30 + 10 * 60 = 630 secondes soit 10 minutes et 30 secondes.</text:p>
            </text:list-item>
          </text:list>
          <text:p text:style-name="Text_20_body"><text:line-break/><text:line-break/><text:span text:style-name="Strong_20_Emphasis">Durées de vol (en secondes)</text:span><text:line-break/><text:line-break/><text:span text:style-name="T2">% vitesse</text:span> = % de vitesse d'envoi de la flotte<text:line-break/><text:span text:style-name="T2">vitesse du vaisseau</text:span> = vitesse du vaisseau le plus lent dans la flotte ; le niveau de technologie du réacteur est déjà compris dans ce nombre (ce n'est pas la vitesse de base qu'il faut utiliser ici ! )</text:p>
          <text:list xml:id="list2936664478527837791" text:style-name="L17">
            <text:list-item>
              <text:p text:style-name="P21">jusqu'à son propre champ de ruines :<text:line-break/><text:soft-page-break/><text:span text:style-name="T1">10 + [ 35 000 / (% vitesse) * Racine (5 000 / vitesse du vaisseau) ]</text:span></text:p>
            </text:list-item>
            <text:list-item>
              <text:p text:style-name="P21">Dans son système solaire :<text:line-break/><text:span text:style-name="T1">10 + [ 35 000 / (% vitesse) * Racine ((1 000 000 + distance absolue entre les planètes * 5 000) / vitesse du vaisseau) ]</text:span></text:p>
            </text:list-item>
            <text:list-item>
              <text:p text:style-name="P21">Dans sa galaxie :<text:line-break/><text:span text:style-name="T1">10 + [ 35 000 / (% vitesse) * Racine ((2 700 000 + (écart de systèmes) * 95 000) / vitesse du vaisseau) ]</text:span></text:p>
            </text:list-item>
            <text:list-item>
              <text:p text:style-name="P21">Dans une autre galaxie :<text:line-break/><text:span text:style-name="T1">10 + [ 35 000 / (% vitesse) * Racine (écart de galaxies * 20 000 000 / vitesse du vaisseau) ]</text:span></text:p>
            </text:list-item>
          </text:list>
          <text:p text:style-name="Text_20_body"><text:line-break/><text:line-break/><text:span text:style-name="Strong_20_Emphasis">Calcul de la vitesse des vaisseaux</text:span></text:p>
          <text:list xml:id="list455995165791698243" text:style-name="L18">
            <text:list-item>
              <text:p text:style-name="P22">vitesse de base + niveau tech * (vitesse de base * ratio tech / 100)</text:p>
            </text:list-item>
          </text:list>
          <text:p text:style-name="Text_20_body">Où:<text:line-break/>- vitesse de base = La vitesse de base<text:line-break/><text:line-break/>- niveau tech = le niveau de la tech qui rentre en compte pour la vitesse du vaisseau (visible dans la page "Technologie", sauf pour les Bo et les Clé, qui a un certain niveau utilisent une autre tech)<text:line-break/><text:line-break/>- ratio tech = le ratio multiplicateur de la tech (combustion : 10, impulsion : 20, propulsion : 30)<text:line-break/><text:line-break/><text:span text:style-name="Strong_20_Emphasis">Consommations de deutérium</text:span><text:line-break/><text:line-break/><text:span text:style-name="T2">conso</text:span> = consommation en carburant des vaisseaux<text:line-break/><text:span text:style-name="T2">% vitesse</text:span> = % de vitesse d'envoi de la flotte</text:p>
          <text:list xml:id="list4857343013756971708" text:style-name="L19">
            <text:list-item>
              <text:p text:style-name="P23">Dans son système solaire :<text:line-break/><text:span text:style-name="T1">1 + arrondi inférieur [conso * ((1.000 + 5 * distance absolue entre les planètes) / 35.000) * (%vitesse / 100 + 1)^2 ]</text:span><text:line-break/><text:line-break/>Exemple :<text:line-break/>1 GT de 3:22:1 vers 3:22:2 à 80%<text:line-break/>- conso --&gt; 50 par GT =&gt; 1 * 50 = 50<text:line-break/>- distance --&gt; | 1 - 2 | = 1<text:line-break/>- %vitesse = 80<text:line-break/>1 + arrondi inférieur [ 50 * ((1.000 + 5 * 1) / 35.000) * (80 / 100 + 1)^2 ]<text:line-break/>1 + arrondi inférieur [ 50 * 0,028714286 * 3,24 ]<text:line-break/>1 + arrondi inférieur [ 5,74284 ]<text:line-break/>1 + 5<text:line-break/>= 6</text:p>
            </text:list-item>
            <text:list-item>
              <text:p text:style-name="P23">Entre systèmes solaires :<text:line-break/><text:span text:style-name="T1">1 + arrondi inférieur [ conso * ((2.700 + 95 * distance absolue entre les systèmes solaires) / 35.000) * (%vitesse / 100 + 1)^2 ]</text:span></text:p>
            </text:list-item>
            <text:list-item>
              <text:p text:style-name="P23">Entre galaxies :<text:line-break/><text:span text:style-name="T1">1 + arrondi inférieur [ conso * ((4 * distance absolue entre les galaxies) / 7) * (%vitesse / 100 + 1)^2 ]</text:span></text:p>
            </text:list-item>
          </text:list>
          <text:p text:style-name="Text_20_body"><text:line-break/><text:soft-page-break/><text:span text:style-name="Strong_20_Emphasis">Gains sur les temps de vols avec les recherches</text:span><text:line-break/><text:line-break/>Il faut augmenter les technologies de propulsion propre au vaisseau que l'on veut rendre plus rapide. Le gain de vitesse se fera comme suit :</text:p>
          <text:list xml:id="list5138152204264769879" text:style-name="L20">
            <text:list-item>
              <text:p text:style-name="P24"><text:span text:style-name="T1">+10% de la vitesse de base par niveau de réacteur à combustion interne</text:span><text:line-break/>(pour les petits transporteurs, les grands transporteurs, les chasseurs légers, les recycleurs et les sondes d'espionnage)</text:p>
            </text:list-item>
            <text:list-item>
              <text:p text:style-name="P24"><text:span text:style-name="T1">+20% de la vitesse de base par niveau de réacteur à impulsion</text:span><text:line-break/>(pour les chasseurs lourds, les croiseurs, les vaisseaux de colonisation, les bombardiers <text:span text:style-name="T2">et à partir du niveau 5, les petits transporteurs</text:span>)</text:p>
            </text:list-item>
            <text:list-item>
              <text:p text:style-name="P24"><text:span text:style-name="T1">+30% de la vitesse de base par niveau de propulsion hyperespace</text:span><text:line-break/>(pour les vaisseaux de bataille, les destructeurs, les étoiles de la mort <text:span text:style-name="T2">et à partir du niveau 8, les bombardiers</text:span>)</text:p>
            </text:list-item>
          </text:list>
          <text:p text:style-name="Text_20_body"><text:line-break/><text:span text:style-name="Strong_20_Emphasis">Points des classements</text:span></text:p>
          <text:list xml:id="list9061049299590236580" text:style-name="L21">
            <text:list-item>
              <text:p text:style-name="P30">Classement général :<text:line-break/>1.000 ressources dépensées &lt;-&gt; 1 point</text:p>
            </text:list-item>
            <text:list-item>
              <text:p text:style-name="P30">Classement flotte :<text:line-break/>1 vaisseau &lt;-&gt; 1 point</text:p>
            </text:list-item>
            <text:list-item>
              <text:p text:style-name="P25">Classement recherche :<text:line-break/>1 niveau de recherche &lt;-&gt; 1 point</text:p>
            </text:list-item>
          </text:list>
          <text:p text:style-name="Text_20_body"><text:line-break/><text:span text:style-name="Strong_20_Emphasis">La protection des noobs</text:span></text:p>
          <text:list xml:id="list2922326815997804907" text:style-name="L22">
            <text:list-header>
              <text:p text:style-name="P26">Cette protection ne s'applique que si le joueur a moins de 5000 points.<text:line-break/>Imaginons deux joueurs, A est le défenseur et B l'attaquant. Le joueur A bénéficie de la protection des noobs.<text:line-break/>Si B a un nombre de points compris entre 20% et 500% par rapport aux points de A, alors l'attaque est possible. Dans tous les autres cas, B ne peut pas attaquer A.<text:line-break/>Ex :<text:line-break/>Le joueur A a 2000 points.<text:line-break/>20% de 2000 = 400<text:line-break/>500% de 2000 = 10.000<text:line-break/>Dans ce cas, si B a un nombre de points compris entre 400 et 10.000, il peut attaquer le joueur A ; dans tous les autres cas, l'attaque est impossible.</text:p>
            </text:list-header>
          </text:list>
          <text:p text:style-name="Text_20_body"><text:line-break/><text:span text:style-name="Strong_20_Emphasis">L'espionnage</text:span></text:p>
          <table:table table:name="Tableau4" table:style-name="Tableau4">
            <table:table-column table:style-name="Tableau4.A"/>
            <table:table-row>
              <table:table-cell table:style-name="Tableau4.A1" office:value-type="string">
                <text:p text:style-name="P3">Plus le niveau d'espionnage de votre adversaire est élevé par rapport au votre, plus vous avez de sondes à envoyer pour combler la différence. [ (niveau d'espionnage adverse - votre niveau d'espionnage)² ] par exemple : (10 - 7)² = 3² = 9 (vous devez envoyer 9 sondes supplementaires pour combler les trois niveaux de différence).<text:line-break/>Après avoir comblé la différence (ou si vous avez un niveau supérieur ou égal) cela fonctionne ainsi : <text:line-break/><text:line-break/>* <text:span text:style-name="T3">1 Sonde</text:span> avec le même niveau<text:line-break/>= <text:span text:style-name="T4">Seules les ressources sont dévoilées</text:span> ( Les ressources sont toujours montrées )<text:line-break/><text:line-break/>* <text:span text:style-name="T3">2 Sondes</text:span> avec le même niveau( ou <text:span text:style-name="T3">2 Sondes</text:span> ajoutées au nombre de sondes necessaires pour <text:soft-page-break/>combler la différence de niveau ou 1 niveau de plus qu'a votre adversaire) <text:line-break/>= <text:span text:style-name="T4">La flotte est aussi dévoilée</text:span><text:line-break/><text:line-break/>* <text:span text:style-name="T3">3 Sondes</text:span> avec le même niveau( ou <text:span text:style-name="T3">3 Sondes</text:span> ajoutées au nombre de sondes necessaires pour combler la différence de niveau ou 2 niveau de plus qu'a votre adversaire)<text:line-break/>= <text:span text:style-name="T4">La défense est aussi dévoilée</text:span><text:line-break/><text:line-break/>* <text:span text:style-name="T3">5 Sondes</text:span> avec le même niveau( ou <text:span text:style-name="T3">5 Sondes</text:span> ajoutées au nombre de sondes necessaires pour combler la différence de niveau ou 3 niveau de plus qu'a votre adversaire)<text:line-break/>= <text:span text:style-name="T4">Les batiments sont aussi dévoilés</text:span><text:line-break/><text:line-break/>* <text:span text:style-name="T3">7 Sondes</text:span> avec le même niveau( ou <text:span text:style-name="T3">7 Sondes</text:span> ajoutées au nombre de sondes necessaires pour combler la différence de niveau ou 4 niveau de plus qu'a votre adversaire) <text:line-break/>= <text:span text:style-name="T4">Les technologies sont aussi dévoilées</text:span><text:line-break/><text:line-break/><text:line-break/>Revenons sur l'exemple du début. Si vous voulez tout voir, vous devez envoyer 16 sondes( 9 + 7 = 16 ).</text:p>
              </table:table-cell>
            </table:table-row>
          </table:table>
          <text:p text:style-name="Text_20_body"><text:line-break/><text:span text:style-name="Strong_20_Emphasis">Contre-espionnage</text:span></text:p>
          <text:list xml:id="list8540009518072793885" text:style-name="L23">
            <text:list-item>
              <text:p text:style-name="P27">Différence négative (Le niveau d'espionnage de l'attaquant est supérieur à celui du défenseur) :<text:line-break/><text:span text:style-name="T1">0,25 / (différence * -1 * 2)</text:span></text:p>
            </text:list-item>
            <text:list-item>
              <text:p text:style-name="P27">Différence positive (Le niveau d'espionnage de l'attaquant est inférieur à celui du défenseur) :<text:line-break/><text:span text:style-name="T1">0,25 * (différence * 2)</text:span></text:p>
            </text:list-item>
            <text:list-item>
              <text:p text:style-name="P27"><text:span text:style-name="T1">Note : ces formules ne sont pas exactes à 100%, car il y a une certaine part d'aléatoire en plus...</text:span><text:line-break/><text:line-break/>Explication :<text:line-break/>Vous avez un niveau d'espionnage de 10, votre cible à un niveau de 8. C'est donc le cas numéro 1.<text:line-break/>Ce qui donne 0,25 / ((8 - 10) * -1 * 2) soit 0,25 / 4 soit 0,0625.<text:line-break/>La valeur de contre-espionnage sera donc 0,0625 * nombre de vaisseaux à quai au moment du scan de la cible.</text:p>
            </text:list-item>
          </text:list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1T17:54:52.86</meta:creation-date>
    <dc:date>2014-04-22T00:47:15.40</dc:date>
    <meta:editing-duration>PT4H20M44S</meta:editing-duration>
    <meta:editing-cycles>2</meta:editing-cycles>
    <meta:generator>OpenOffice/4.0.1$Win32 OpenOffice.org_project/401m5$Build-9714</meta:generator>
    <meta:document-statistic meta:table-count="4" meta:image-count="0" meta:object-count="1" meta:page-count="7" meta:paragraph-count="88" meta:word-count="2394" meta:character-count="12628"/>
  </office:meta>
</office:document-meta>
</file>